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165b5" officeooo:paragraph-rsid="001165b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165b5" officeooo:paragraph-rsid="001165b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27898" officeooo:paragraph-rsid="00127898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27898" officeooo:paragraph-rsid="0014caf4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5pt" fo:font-weight="bold" officeooo:rsid="0014caf4" officeooo:paragraph-rsid="0014caf4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898" style:font-weight-asian="normal" style:font-weight-complex="normal"/>
    </style:style>
    <style:style style:name="T3" style:family="text">
      <style:text-properties fo:font-weight="normal" officeooo:rsid="001165b5" style:font-weight-asian="normal" style:font-weight-complex="normal"/>
    </style:style>
    <style:style style:name="T4" style:family="text">
      <style:text-properties fo:font-weight="normal" officeooo:rsid="001342f6" style:font-weight-asian="normal" style:font-weight-complex="normal"/>
    </style:style>
    <style:style style:name="T5" style:family="text">
      <style:text-properties fo:font-weight="normal" officeooo:rsid="0013dafe" style:font-weight-asian="normal" style:font-weight-complex="normal"/>
    </style:style>
    <style:style style:name="T6" style:family="text">
      <style:text-properties fo:font-weight="normal" officeooo:rsid="0014caf4" style:font-weight-asian="normal" style:font-weight-complex="normal"/>
    </style:style>
    <style:style style:name="T7" style:family="text">
      <style:text-properties fo:font-weight="normal" officeooo:rsid="0017b709" style:font-weight-asian="normal" style:font-weight-complex="normal"/>
    </style:style>
    <style:style style:name="T8" style:family="text">
      <style:text-properties officeooo:rsid="0013da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nersHeuristic: Explicación de Admisibilidad</text:p>
      <text:p text:style-name="P1"/>
      <text:p text:style-name="P1"/>
      <text:p text:style-name="P2"><text:tab/><text:span text:style-name="T2">Para estimar el camino mas corto que visite todas las esquinas, </text:span><text:span text:style-name="T4">nuestra heurística </text:span><text:span text:style-name="T5">lo hace </text:span><text:span text:style-name="T4">calculando el costo del camino mas corto </text:span><text:span text:style-name="T5">de un problema relajado:</text:span><text:span text:style-name="T4"> </text:span><text:span text:style-name="T5">visitar todas las esquinas </text:span><text:span text:style-name="T4">sin tener en cuenta las paredes. Para esto estimamos el costo de llegar de cualquier </text:span><text:span text:style-name="T5">posición</text:span><text:span text:style-name="T4"> a una esquina utilizando la distancia de Manhattan. </text:span></text:p>
      <text:p text:style-name="P2"/>
      <text:p text:style-name="P3">Admisibilidad. <text:span text:style-name="T1">El camino mas corto </text:span><text:span text:style-name="T4">sin paredes siempre va a ser menor o igual al camino mas corto con paredes, porque las paredes son obstáculos que posiblemente impliquen hacer un rodeo </text:span><text:span text:style-name="T5">y aumentar el costo. </text:span><text:span text:style-name="T7">Por lo tanto nuestra heurística siempre es menor al camino mas corto. </text:span><text:span text:style-name="T5"><text:s/></text:span></text:p>
      <text:p text:style-name="P2"/>
      <text:p text:style-name="P2"/>
      <text:p text:style-name="P3"><text:span text:style-name="T8">Detalles de Implementación.</text:span> <text:span text:style-name="T3">Si faltan visitar 1, 2 o 4 esquinas, </text:span><text:span text:style-name="T1">calcular</text:span><text:span text:style-name="T3"> </text:span><text:span text:style-name="T1">nuestra heurística </text:span><text:span text:style-name="T5">a partir de los costos de llegar a las esquinas es Greedy. N</text:span><text:span text:style-name="T3">uestro camino debería ir visitando las esquinas siempre eligiendo la mas cercana en el momento dado. ¿Porque? Si nos falta visitar 1 o 2 esquinas, esto es trivial. Si nos faltan visitar las 4 esquinas, </text:span><text:span text:style-name="T1">una vez que visitamos la primera </text:span><text:span text:style-name="T5">y posicionados en ella</text:span><text:span text:style-name="T1">, visitar las otras 3 tiene</text:span><text:span text:style-name="T5">n</text:span><text:span text:style-name="T1"> </text:span><text:span text:style-name="T5">siempre </text:span><text:span text:style-name="T1">el mismo costo</text:span><text:span text:style-name="T5">, independientemente de cual de las 4 elegimos primero por lo que en principio elegimos la mas cercana y luego calculamos el resto del camino, que es “</text:span><text:span text:style-name="T6">casi </text:span><text:span text:style-name="T5">rectangular”. </text:span></text:p>
      <text:p text:style-name="P4"><text:span text:style-name="T5"><text:tab/>Si nos faltan visitar 3 esquinas, el camino mas corto no es trivial (ni </text:span><text:span text:style-name="T6">G</text:span><text:span text:style-name="T5">reedy) porque algunas veces elegir visitar primero una esquina que est</text:span><text:span text:style-name="T6">á</text:span><text:span text:style-name="T5"> mas lejos acorta el camino total: </text:span><text:span text:style-name="T6">muchas veces el camino mas corto es no visitar esquinas opuestas a lo ultimo. Para calcular nuestra heurística, calculamos 3 caminos (empezando por cualquiera de los 3 nodos) <text:s/>y elegimos el mejor. Son pocos casos por lo que el calculo permanece eficiente. </text:span></text:p>
      <text:p text:style-name="P4"/>
      <text:p text:style-name="P5"><text:span text:style-name="T6">S</text:span><text:span text:style-name="T1">i el cálculo de esta heurística se realiza de forma totalmente Greedy, no estaríamos eligiendo el camino mas corto, por lo que sobreestimaríamos el costo del camino y nuestra heurística no sería admisible. <text:s/></text:span></text:p>
      <text:p text:style-name="P2"/>
      <text:p text:style-name="P2"><text:span text:style-name="T1"/></text:p>
      <text:p text:style-name="P2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23:03.939047044</meta:creation-date>
    <dc:date>2016-08-24T13:36:09.897569534</dc:date>
    <meta:editing-duration>PT11M54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319" meta:character-count="1932" meta:non-whitespace-character-count="1608"/>
  </office:meta>
</office:document-meta>
</file>